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oo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oo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Projekt interfejsu modułu zgodny z architekturą, Struktura danych we-wy, nano prezentacja, wybór bibliotek realizujących główne zadania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53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ell Latitude E6540</meta:initial-creator>
    <dc:creator>Marcin</dc:creator>
    <meta:creation-date>2014-11-04T22:12:00Z</meta:creation-date>
    <dc:date>2014-11-04T23:30:32Z</dc:date>
    <meta:editing-cycles>7</meta:editing-cycles>
    <meta:editing-duration>PT3571S</meta:editing-duration>
  </office:meta>
</office:document-meta>
</file>